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947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947cm"/>
        </style:tab-stops>
      </style:paragraph-properties>
      <style:text-properties style:font-name="Nimbus Roman No9 L" fo:font-size="12pt" fo:font-style="normal" style:text-underline-style="none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5" style:family="paragraph" style:parent-style-name="Standard">
      <style:paragraph-properties fo:margin-left="-0.028cm" fo:margin-right="0cm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6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2 <text:span text:style-name="T1">Pontos para adaptações</text:span></text:p>
      <text:p text:style-name="P2"/>
      <text:p text:style-name="P5"><text:tab/>Percebeu-se, durante este trabalho de pesquisa, que uma adaptação à solução de Ramires (2004), na qual há o uso de matrizes de SQFD, pode ser feita para utilizar o grafos do RNF-Framewok de Chung (1993) (1999) (2000) junto com as adaptações propostas por Cysneiros (2001) e que para isso é necessário algumas simples adaptações.</text:p>
      <text:p text:style-name="P5"/>
      <text:p text:style-name="P6"><text:tab/>O sistema MEG pode ser customizado ou pode-se desenvolver um outro software com funcionalidades idénticas às do MEG mas acrescidas de mais funcionalidades que suportem os grafos e o LAL e a análise de conflitos. Ainda poderia-se desenvolver um módulo de desenvolvimento da visão de processos de negócio que pudesse definir os elementos do BPD apartir de termos do LAL. O processo depois de adaptação seguiria <text:s/>mesma lógica de Ramires (2004). A diferênça esta no uso de Grafos para expor os conflitos entre os requisitos, a integração das estratégias descrita por Cysneiros (2001) para prover uma rastreabildade reversa da origem dos requisitos não funcionais e integração entre visões funcional e não funcional. Também poder-se-á adaptadar o processo de software para que as argumentações das negociações pudessem ser baseadas no modelo de processo de negocio integrado aos grafos (XAVIER, 2009).</text:p>
      <text:p text:style-name="P6"><text:s/></text:p>
      <text:p text:style-name="P1"><text:tab/>Verifica-se também a utilidade de se realizar um adição de uma nova forma de exibição de conflito, em que são relacionados e expostos o requisito não funcional, a solução proposta pela equipe, as notas dadas pelos negociadores à correlação “RNF/solução” e a árvore binária de prioridades de negocio. Esta forma de exibição facilita a argumentação para os negociadores de modo que ela seja a mais alinhada possível à governança empresarial. A representação visual dos conflitos de requisitos favorece a comunicação entre os negociadores o que também aumenta a confiança entre as partes interessadas.</text:p>
      <text:p text:style-name="P2"/>
      <text:p text:style-name="P3"><text:span text:style-name="T1"><text:tab/>Adaptação 1:</text:span> Com o objetivo de prover facilidade na convocação de partes interessadas e garantir que os diretamente interessados tenham sempre a chance de participar das negociações. Como primeiro ponto a adaptar, cita-se o uso do grafo já com a fonte de origem do RNF descrita no grafo. Então a fonte do RNF é um símbolo <text:s/>do LAL e o MEG ou sistema baseado no MEG fará a convocação dos participantes de acordo com a origem do RNF expressa no grafo. A sujestão é impedir que qualquer negociação seja iniciada sem a participação das origens do RNF.</text:p>
      <text:p text:style-name="P3"/>
      <text:p text:style-name="P3"><text:tab/><text:span text:style-name="T1">Adaptação 2</text:span>: Tem o objetivo de descrever o processo de negócio com o modelo BPD da abordagem BPMNRNF a partir do LAL do <text:span text:style-name="T2">UDI. </text:span></text:p>
      <text:p text:style-name="P4"/>
      <text:p text:style-name="P3"><text:span text:style-name="T2"><text:tab/></text:span><text:span text:style-name="T3">Adaptação 3</text:span><text:span text:style-name="T2">: Visa aumentar a racionalidade das análise de conflitos e argumentações e alinhar as negociações aos objetivos de negócio. Propõem-se dispor os objetivos de negócio em árvores binárias para que se possa priorizar os objetivos de negócio. As argumentações que suportam as posições devem fazer referência a objetivo(s) presente(s) na árvore binária.</text:span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6:18:29</meta:creation-date>
    <dc:date>2011-01-13T19:55:26</dc:date>
    <meta:editing-cycles>20</meta:editing-cycles>
    <meta:editing-duration>PT1H15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" meta:word-count="476" meta:character-count="2885"/>
  </office:meta>
</office:document-meta>
</file>